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0fda" officeooo:paragraph-rsid="00230fda"/>
    </style:style>
    <style:style style:name="P4" style:family="paragraph" style:parent-style-name="Standard">
      <style:text-properties style:font-name="Courier 10 Pitch" fo:font-size="16pt" officeooo:rsid="00045ea4" officeooo:paragraph-rsid="0026decc" style:font-size-asian="16pt" style:font-size-complex="16pt"/>
    </style:style>
    <style:style style:name="P5" style:family="paragraph" style:parent-style-name="Text_20_body">
      <style:text-properties officeooo:rsid="00230fda" officeooo:paragraph-rsid="00230fda"/>
    </style:style>
    <style:style style:name="P6" style:family="paragraph" style:parent-style-name="Text_20_body">
      <style:text-properties officeooo:rsid="00230fda" officeooo:paragraph-rsid="0025176e"/>
    </style:style>
    <style:style style:name="P7" style:family="paragraph" style:parent-style-name="Text_20_body">
      <style:text-properties officeooo:rsid="00230fda" officeooo:paragraph-rsid="0025fbca"/>
    </style:style>
    <style:style style:name="P8" style:family="paragraph" style:parent-style-name="Text_20_body">
      <style:text-properties officeooo:rsid="0027116b" officeooo:paragraph-rsid="0026278d"/>
    </style:style>
    <style:style style:name="P9" style:family="paragraph" style:parent-style-name="Text_20_body">
      <style:text-properties officeooo:rsid="000aca01" officeooo:paragraph-rsid="0026278d"/>
    </style:style>
    <style:style style:name="P10" style:family="paragraph" style:parent-style-name="Text_20_body">
      <style:text-properties officeooo:rsid="001efdf8" officeooo:paragraph-rsid="0026decc"/>
    </style:style>
    <style:style style:name="P11" style:family="paragraph" style:parent-style-name="Text_20_body">
      <style:text-properties officeooo:rsid="001f1efa" officeooo:paragraph-rsid="0026decc"/>
    </style:style>
    <style:style style:name="P12" style:family="paragraph" style:parent-style-name="Text_20_body">
      <style:text-properties officeooo:rsid="001fd429" officeooo:paragraph-rsid="0026decc"/>
    </style:style>
    <style:style style:name="P13" style:family="paragraph" style:parent-style-name="Text_20_body">
      <style:text-properties officeooo:paragraph-rsid="0026decc"/>
    </style:style>
    <style:style style:name="P14" style:family="paragraph" style:parent-style-name="Heading_20_1" style:master-page-name="Right_20_Page">
      <style:paragraph-properties style:page-number="auto"/>
      <style:text-properties officeooo:rsid="000aca01" officeooo:paragraph-rsid="0026decc"/>
    </style:style>
    <style:style style:name="P15" style:family="paragraph" style:parent-style-name="Heading_20_2">
      <style:text-properties officeooo:rsid="000aca01" officeooo:paragraph-rsid="001c49ac"/>
    </style:style>
    <style:style style:name="P16" style:family="paragraph" style:parent-style-name="Heading_20_2">
      <style:text-properties officeooo:rsid="000aca01" officeooo:paragraph-rsid="0026278d"/>
    </style:style>
    <style:style style:name="P17" style:family="paragraph" style:parent-style-name="Heading_20_3">
      <style:text-properties officeooo:paragraph-rsid="0025176e"/>
    </style:style>
    <style:style style:name="P18" style:family="paragraph" style:parent-style-name="Heading_20_3">
      <style:text-properties officeooo:paragraph-rsid="0026278d"/>
    </style:style>
    <style:style style:name="P19" style:family="paragraph" style:parent-style-name="Heading_20_3">
      <style:text-properties officeooo:rsid="0027116b" officeooo:paragraph-rsid="0026decc"/>
    </style:style>
    <style:style style:name="P20" style:family="paragraph" style:parent-style-name="Heading_20_3">
      <style:text-properties officeooo:rsid="001efdf8" officeooo:paragraph-rsid="0026decc"/>
    </style:style>
    <style:style style:name="P21" style:family="paragraph" style:parent-style-name="Heading_20_3">
      <style:text-properties officeooo:paragraph-rsid="0026decc"/>
    </style:style>
    <style:style style:name="P22" style:family="paragraph" style:parent-style-name="Heading_20_3">
      <style:paragraph-properties fo:break-before="page"/>
      <style:text-properties officeooo:rsid="00230fda" officeooo:paragraph-rsid="00230fda"/>
    </style:style>
    <style:style style:name="P23" style:family="paragraph" style:parent-style-name="Heading_20_3">
      <style:paragraph-properties fo:break-before="page"/>
      <style:text-properties officeooo:rsid="0027116b" officeooo:paragraph-rsid="0026278d"/>
    </style:style>
    <style:style style:name="P24" style:family="paragraph" style:parent-style-name="Heading_20_3">
      <style:paragraph-properties fo:break-before="page"/>
      <style:text-properties officeooo:rsid="001efdf8" officeooo:paragraph-rsid="0026decc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5fbca"/>
    </style:style>
    <style:style style:name="T5" style:family="text">
      <style:text-properties officeooo:rsid="0027116b"/>
    </style:style>
    <style:style style:name="T6" style:family="text">
      <style:text-properties officeooo:rsid="0025665b"/>
    </style:style>
    <style:style style:name="T7" style:family="text">
      <style:text-properties officeooo:rsid="0026f99a"/>
    </style:style>
    <style:style style:name="T8" style:family="text">
      <style:text-properties officeooo:rsid="0025582f"/>
    </style:style>
    <style:style style:name="T9" style:family="text">
      <style:text-properties officeooo:rsid="001f1efa"/>
    </style:style>
    <style:style style:name="T10" style:family="text">
      <style:text-properties officeooo:rsid="001fd429"/>
    </style:style>
    <style:style style:name="T11" style:family="text">
      <style:text-properties officeooo:rsid="001da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9">Approaching Lavender</text:span></text:h>
      <text:h text:style-name="Heading_20_2" text:outline-level="2">(<text:span text:style-name="T9">Gordon Lightfoot</text:span>)</text:h>
      <text:p text:style-name="Text_20_body">Time Signature: <text:span text:style-name="T1">4</text:span>/4</text:p>
      <text:p text:style-name="Text_20_body">Chords: <text:span text:style-name="T10">C, Cmaj7, C7, F, G</text:span></text:p>
      <text:p text:style-name="Text_20_body">Tempo: 1<text:span text:style-name="T11">3</text:span>0 - 1<text:span text:style-name="T11">5</text:span>0 BPM</text:p>
      <text:p text:style-name="P4"/>
      <text:h text:style-name="P24" text:outline-level="3">[VERSE 1]</text:h>
      <text:p text:style-name="P10">C <text:s text:c="15"/>Cmaj7 <text:s text:c="9"/>C7</text:p>
      <text:p text:style-name="P10">If you'd like to spend the afternoon</text:p>
      <text:p text:style-name="P10"><text:s text:c="12"/>F</text:p>
      <text:p text:style-name="P10">approaching Lavender</text:p>
      <text:p text:style-name="P10"><text:s text:c="7"/>Fm <text:s text:c="16"/>C</text:p>
      <text:p text:style-name="P10">You'll feel just fine but one thing's sure</text:p>
      <text:p text:style-name="P10"><text:s text:c="20"/>G</text:p>
      <text:p text:style-name="P10">You'll never be the same</text:p>
      <text:p text:style-name="P10">C <text:s text:c="15"/>Cmaj7</text:p>
      <text:p text:style-name="P10">If you'd like to try your hand</text:p>
      <text:p text:style-name="P10"><text:s text:c="3"/>C7 <text:s text:c="11"/>F</text:p>
      <text:p text:style-name="P10">at understanding Lavender</text:p>
      <text:p text:style-name="P10">Fm <text:s text:c="14"/>C</text:p>
      <text:p text:style-name="P10">Then you must be very sure</text:p>
      <text:p text:style-name="P10"><text:s text:c="19"/>G</text:p>
      <text:p text:style-name="P10">That life is not a game</text:p>
      <text:p text:style-name="P10">C <text:s text:c="13"/>Cmaj7 <text:s text:c="11"/>C7</text:p>
      <text:p text:style-name="P10">You might even learn a thing or two</text:p>
      <text:p text:style-name="P10"><text:s text:c="12"/>F</text:p>
      <text:p text:style-name="P10">approaching Lavender</text:p>
      <text:p text:style-name="P10">Fm <text:s text:c="17"/>C</text:p>
      <text:p text:style-name="P10">You'll soon be on a one night tour</text:p>
      <text:p text:style-name="P10"><text:s text:c="20"/>G</text:p>
      <text:p text:style-name="P10">Forgetting your own name</text:p>
      <text:p text:style-name="P10">C <text:s text:c="15"/>Cmaj7 <text:s text:c="9"/>C7</text:p>
      <text:p text:style-name="P10">You won't need a reason just to be alone</text:p>
      <text:p text:style-name="P10"><text:s text:c="5"/>F</text:p>
      <text:p text:style-name="P10">with Lavender</text:p>
      <text:p text:style-name="P10">Fm <text:s text:c="14"/>C</text:p>
      <text:p text:style-name="P10">For the light so warm and pure</text:p>
      <text:p text:style-name="P10"><text:s text:c="21"/>G</text:p>
      <text:p text:style-name="P10">Will draw you like a flame</text:p>
      <text:h text:style-name="P21" text:outline-level="3">[<text:span text:style-name="T9">BRIDGE</text:span>]</text:h>
      <text:p text:style-name="P13"/>
      <text:h text:style-name="P20" text:outline-level="3">[VERSE 2]</text:h>
      <text:p text:style-name="P11">C <text:s text:c="14"/>Cmaj7</text:p>
      <text:p text:style-name="P10">The colors that surround you there</text:p>
      <text:p text:style-name="P10"><text:s text:c="5"/><text:span text:style-name="T9">C7 <text:s text:c="13"/>F</text:span></text:p>
      <text:p text:style-name="P10">will be the shade of Lavender</text:p>
      <text:p text:style-name="P11">Fm</text:p>
      <text:p text:style-name="P10">Shadows dancing everywhere</text:p>
      <text:p text:style-name="P10"><text:soft-page-break/><text:s text:c="5"/><text:span text:style-name="T9">C <text:s text:c="13"/>G</text:span></text:p>
      <text:p text:style-name="P10">Like flowers in the rain</text:p>
      <text:p text:style-name="P11">C <text:s text:c="17"/>Cmaj7</text:p>
      <text:p text:style-name="P10">You will find your tongue's on fire</text:p>
      <text:p text:style-name="P10"><text:s text:c="6"/><text:span text:style-name="T9">C7 <text:s text:c="11"/>F</text:span></text:p>
      <text:p text:style-name="P10">while lying next to Lavender</text:p>
      <text:p text:style-name="P11">Fm <text:s text:c="18"/>C</text:p>
      <text:p text:style-name="P10">With words you never spoke before</text:p>
      <text:p text:style-name="P10"><text:s text:c="20"/><text:span text:style-name="T9">G</text:span></text:p>
      <text:p text:style-name="P10">And <text:span text:style-name="T9">could</text:span> not speak again</text:p>
      <text:p text:style-name="P11">C <text:s text:c="7"/>Cmaj7</text:p>
      <text:p text:style-name="P10">Oh sweet Lavender,</text:p>
      <text:p text:style-name="P10"><text:s text:c="2"/><text:span text:style-name="T9">C7 <text:s text:c="12"/>F</text:span></text:p>
      <text:p text:style-name="P10">I understand you perfectly</text:p>
      <text:p text:style-name="P11">Fm <text:s text:c="18"/>C</text:p>
      <text:p text:style-name="P10">There is no way that I can see</text:p>
      <text:p text:style-name="P10"><text:s text:c="14"/><text:span text:style-name="T9">G</text:span></text:p>
      <text:p text:style-name="P10">You living by yourself</text:p>
      <text:p text:style-name="P11">C <text:s text:c="7"/>Cmaj7</text:p>
      <text:p text:style-name="P10">Oh sweet Lavender,</text:p>
      <text:p text:style-name="P10"><text:s text:c="2"/><text:span text:style-name="T9">C7 <text:s text:c="14"/>F</text:span></text:p>
      <text:p text:style-name="P10">I must be with you constantly</text:p>
      <text:p text:style-name="P11">Fm <text:s text:c="20"/>C</text:p>
      <text:p text:style-name="P10">Your presence means so much to me</text:p>
      <text:p text:style-name="P10"><text:s text:c="20"/><text:span text:style-name="T9">G</text:span></text:p>
      <text:p text:style-name="P10">Much more that life itself</text:p>
      <text:h text:style-name="P20" text:outline-level="3">[BRIDGE]</text:h>
      <text:h text:style-name="P20" text:outline-level="3">[VERSE 3]</text:h>
      <text:p text:style-name="P11">C <text:s text:c="7"/>Cmaj7</text:p>
      <text:p text:style-name="P10">Oh sweet Lavender,</text:p>
      <text:p text:style-name="P10"><text:s text:c="3"/><text:span text:style-name="T9">C7 <text:s text:c="13"/>F</text:span></text:p>
      <text:p text:style-name="P10">as fragrant as the name you bear</text:p>
      <text:p text:style-name="P11">Fm <text:s text:c="18"/>C</text:p>
      <text:p text:style-name="P10">Please cast away the clothes you wear</text:p>
      <text:p text:style-name="P10"/>
      <text:p text:style-name="P10"><text:s text:c="22"/><text:span text:style-name="T10">G</text:span></text:p>
      <text:p text:style-name="P10">And give your love to me</text:p>
      <text:p text:style-name="P12">C <text:s text:c="7"/>Cmaj7</text:p>
      <text:p text:style-name="P10">Oh sweet Lavender,</text:p>
      <text:p text:style-name="P10"><text:s text:c="5"/><text:span text:style-name="T10">C7 <text:s text:c="15"/>F</text:span></text:p>
      <text:p text:style-name="P10">your smile is like the golden sun</text:p>
      <text:p text:style-name="P12">Fm <text:s text:c="17"/>C</text:p>
      <text:p text:style-name="P10">I'd love to see you laugh and run</text:p>
      <text:p text:style-name="P10"><text:soft-page-break/><text:s text:c="16"/><text:span text:style-name="T10">G</text:span></text:p>
      <text:p text:style-name="P10">As naked as the sea</text:p>
      <text:h text:style-name="P20" text:outline-level="3">[<text:span text:style-name="T9">BRIDGE</text:span>]</text:h>
      <text:h text:style-name="P20" text:outline-level="3">[VERSE <text:span text:style-name="T10">4</text:span>]</text:h>
      <text:p text:style-name="P12">C <text:s text:c="15"/>Cmaj7 <text:s text:c="9"/>C7</text:p>
      <text:p text:style-name="P10">If you'd like to spend the afternoon</text:p>
      <text:p text:style-name="P10"><text:s text:c="12"/><text:span text:style-name="T10">F</text:span></text:p>
      <text:p text:style-name="P10">approaching Lavender</text:p>
      <text:p text:style-name="P12">Fm <text:s text:c="19"/>C</text:p>
      <text:p text:style-name="P10">Don't try and get the best of her</text:p>
      <text:p text:style-name="P10"><text:s text:c="23"/><text:span text:style-name="T10">G</text:span></text:p>
      <text:p text:style-name="P10">She will not share the blame</text:p>
      <text:p text:style-name="P12">C <text:s text:c="15"/>Cmaj7</text:p>
      <text:p text:style-name="P10">If you'd like to try your hand at</text:p>
      <text:p text:style-name="P12">C7 <text:s text:c="11"/>F</text:p>
      <text:p text:style-name="P10">understanding Lavender</text:p>
      <text:p text:style-name="P12">Fm <text:s text:c="14"/>C</text:p>
      <text:p text:style-name="P10">Then you must be very sure</text:p>
      <text:p text:style-name="P10"><text:s text:c="19"/><text:span text:style-name="T10">G</text:span></text:p>
      <text:p text:style-name="P10">That life is not a game</text:p>
      <text:p text:style-name="P12">C <text:s text:c="10"/>G</text:p>
      <text:p text:style-name="P10">There is no shame</text:p>
      <text:h text:style-name="P19" text:outline-level="3">[OUTRO]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11M25S</meta:editing-duration>
    <meta:editing-cycles>24</meta:editing-cycles>
    <meta:generator>LibreOffice/4.3.3.2$Linux_X86_64 LibreOffice_project/430m0$Build-2</meta:generator>
    <dc:title>Lyrics + Chords</dc:title>
    <dc:date>2017-04-04T20:51:30.370763363</dc:date>
    <meta:print-date>2017-04-03T12:23:29.985893000</meta:print-date>
    <meta:document-statistic meta:table-count="0" meta:image-count="0" meta:object-count="0" meta:page-count="4" meta:paragraph-count="111" meta:word-count="384" meta:character-count="2487" meta:non-whitespace-character-count="142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